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luxID</text:p>
          </table:table-cell>
          <table:table-cell office:value-type="string" calcext:value-type="string">
            <text:p>slope_tz</text:p>
          </table:table-cell>
          <table:table-cell office:value-type="string" calcext:value-type="string">
            <text:p>air_temp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505922646365" calcext:value-type="float">
            <text:p>1.55505922646365</text:p>
          </table:table-cell>
          <table:table-cell office:value-type="float" office:value="7.307" calcext:value-type="float">
            <text:p>7.307</text:p>
          </table:table-cell>
          <table:table-cell office:value-type="float" office:value="18.1" calcext:value-type="float">
            <text:p>18.1</text:p>
          </table:table-cell>
          <table:table-cell table:formula="of:=([.B2]*([.D2]))/(0.082057*([.C2]+273.15)*0.0625)*3600/1000" office:value-type="float" office:value="70.4475790989278" calcext:value-type="float">
            <text:p>70.4475790989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281695701079" calcext:value-type="float">
            <text:p>0.85281695701079</text:p>
          </table:table-cell>
          <table:table-cell office:value-type="float" office:value="7.376" calcext:value-type="float">
            <text:p>7.376</text:p>
          </table:table-cell>
          <table:table-cell office:value-type="float" office:value="28.1" calcext:value-type="float">
            <text:p>28.1</text:p>
          </table:table-cell>
          <table:table-cell table:formula="of:=([.B3]*([.D3]))/(0.082057*([.C3]+273.15)*0.0625)*3600/1000" office:value-type="float" office:value="59.9647291073373" calcext:value-type="float">
            <text:p>59.96472910733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3034598564071" calcext:value-type="float">
            <text:p>0.303034598564071</text:p>
          </table:table-cell>
          <table:table-cell office:value-type="float" office:value="7.464" calcext:value-type="float">
            <text:p>7.464</text:p>
          </table:table-cell>
          <table:table-cell office:value-type="float" office:value="20.1" calcext:value-type="float">
            <text:p>20.1</text:p>
          </table:table-cell>
          <table:table-cell table:formula="of:=([.B4]*([.D4]))/(0.082057*([.C4]+273.15)*0.0625)*3600/1000" office:value-type="float" office:value="15.2365200528808" calcext:value-type="float">
            <text:p>15.2365200528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967031819391" calcext:value-type="float">
            <text:p>1.12967031819391</text:p>
          </table:table-cell>
          <table:table-cell office:value-type="float" office:value="7.766" calcext:value-type="float">
            <text:p>7.766</text:p>
          </table:table-cell>
          <table:table-cell office:value-type="float" office:value="24.1" calcext:value-type="float">
            <text:p>24.1</text:p>
          </table:table-cell>
          <table:table-cell table:formula="of:=([.B5]*([.D5]))/(0.082057*([.C5]+273.15)*0.0625)*3600/1000" office:value-type="float" office:value="68.0297904120312" calcext:value-type="float">
            <text:p>68.0297904120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314276327149" calcext:value-type="float">
            <text:p>1.46314276327149</text:p>
          </table:table-cell>
          <table:table-cell office:value-type="float" office:value="7.709" calcext:value-type="float">
            <text:p>7.709</text:p>
          </table:table-cell>
          <table:table-cell office:value-type="float" office:value="4.08" calcext:value-type="float">
            <text:p>4.08</text:p>
          </table:table-cell>
          <table:table-cell table:formula="of:=([.B6]*([.D6]))/(0.082057*([.C6]+273.15)*0.0625)*3600/1000" office:value-type="float" office:value="14.9198813623177" calcext:value-type="float">
            <text:p>14.9198813623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594505070332" calcext:value-type="float">
            <text:p>0.42594505070332</text:p>
          </table:table-cell>
          <table:table-cell office:value-type="float" office:value="7.748" calcext:value-type="float">
            <text:p>7.748</text:p>
          </table:table-cell>
          <table:table-cell office:value-type="float" office:value="35.1" calcext:value-type="float">
            <text:p>35.1</text:p>
          </table:table-cell>
          <table:table-cell table:formula="of:=([.B7]*([.D7]))/(0.082057*([.C7]+273.15)*0.0625)*3600/1000" office:value-type="float" office:value="37.3610345859436" calcext:value-type="float">
            <text:p>37.3610345859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00-00-00</text:date>, <text:time style:data-style-name="N2" text:time-value="14:49:43.533296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ph Gaudard</meta:initial-creator>
    <meta:creation-date>2024-01-25T10:51:04.152436336</meta:creation-date>
    <dc:date>2024-07-02T14:56:52.608183782</dc:date>
    <dc:creator>Joseph Gaudard</dc:creator>
    <meta:editing-duration>PT28M7S</meta:editing-duration>
    <meta:editing-cycles>4</meta:editing-cycles>
    <meta:generator>LibreOffice/24.2.3.2$Linux_X86_64 LibreOffice_project/420$Build-2</meta:generator>
    <meta:document-statistic meta:table-count="1" meta:cell-count="35" meta:object-count="0"/>
  </office:meta>
</office:document-meta>
</file>